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ice — I’ll explain the paper <text:span text:style-name="Strong_20_Emphasis">slowly and clearly</text:span>, assuming you’re new to most of the terminology. I’ll translate the <text:span text:style-name="Strong_20_Emphasis">abstract</text:span> and the <text:span text:style-name="Strong_20_Emphasis">introduction</text:span> into plain English, explain the important terms, and then show <text:span text:style-name="Strong_20_Emphasis">concrete, practical ways you can take inspiration</text:span> from the paper for your Chain-CIM / RelBit project using C++. I’ll finish with simple code sketches and a clear step-by-step plan you can implement today.</text:p>
      <text:p text:style-name="Horizontal_20_Line"/>
      <text:h text:style-name="Heading_20_1" text:outline-level="1">1) Plain-English summary of the <text:span text:style-name="Strong_20_Emphasis">Abstract</text:span></text:h>
      <text:p text:style-name="Text_20_body">The paper studies a system called <text:span text:style-name="Strong_20_Emphasis">CHERI</text:span> (a hardware+software design that adds “capabilities” to pointers) and focuses on the <text:span text:style-name="Emphasis">temporal safety</text:span> problem. Temporal safety means <text:span text:style-name="Strong_20_Emphasis">not using memory after it was freed</text:span> (use-after-free) or <text:span text:style-name="Strong_20_Emphasis">using it after it was reallocated</text:span> to something else (use-after-realloc). These bugs are a big source of security holes.</text:p>
      <text:p text:style-name="Text_20_body">What the paper does:</text:p>
      <text:list text:style-name="L1">
        <text:list-item>
          <text:p text:style-name="P2">It looks at several ways CHERI can <text:span text:style-name="Emphasis">revoke</text:span> capabilities (i.e., make old pointers invalid).</text:p>
        </text:list-item>
        <text:list-item>
          <text:p text:style-name="P2">It proposes a simpler method to track where pointers come from (pointer <text:span text:style-name="Emphasis">provenance</text:span>).</text:p>
        </text:list-item>
        <text:list-item>
          <text:p text:style-name="P2">It builds a formal memory model for CHERI-C (a C dialect that uses CHERI pointers).</text:p>
        </text:list-item>
        <text:list-item>
          <text:p text:style-name="P2">It proves (mathematically, using the Coq proof assistant) that this model prevents use-after-free and similar bugs—at least under the model’s assumptions.</text:p>
        </text:list-item>
        <text:list-item>
          <text:p text:style-name="P2">It integrates this model into CHERI C semantics and tests it.</text:p>
        </text:list-item>
      </text:list>
      <text:p text:style-name="Text_20_body">The important idea: combine hardware capabilities (which carry bounds and an unforgeable tag) with careful rules and revocation to guarantee memory safety over time — and prove it correct.</text:p>
      <text:p text:style-name="Horizontal_20_Line"/>
      <text:h text:style-name="Heading_20_1" text:outline-level="1">2) Plain-English summary of the <text:span text:style-name="Strong_20_Emphasis">Introduction</text:span></text:h>
      <text:list text:style-name="L2">
        <text:list-item>
          <text:p text:style-name="P3">C and C++ let you manage memory manually. That power leads to bugs (buffer overflows, use-after-free) that attackers exploit.</text:p>
        </text:list-item>
        <text:list-item>
          <text:p text:style-name="P3">CHERI is hardware that adds <text:span text:style-name="Emphasis">capabilities</text:span> — think of them as “safer pointers” that include extra info (bounds, permissions) and an unforgeable tag so you can’t just fake a pointer.</text:p>
        </text:list-item>
        <text:list-item>
          <text:p text:style-name="P3">CHERI already helps with <text:span text:style-name="Emphasis">spatial</text:span> safety (you can’t read past an object). But <text:span text:style-name="Emphasis">temporal</text:span> safety (not using memory after it’s gone) is trickier.</text:p>
        </text:list-item>
        <text:list-item>
          <text:p text:style-name="P3">The paper explores how to model and enforce temporal safety in CHERI-C:</text:p>
          <text:list>
            <text:list-item>
              <text:p text:style-name="P3">they examine revocation mechanisms (ways to invalidate capabilities when an object dies),</text:p>
            </text:list-item>
            <text:list-item>
              <text:p text:style-name="P3">propose a provenance scheme (track where pointers came from),</text:p>
            </text:list-item>
            <text:list-item>
              <text:p text:style-name="P3">formalize the memory model,</text:p>
            </text:list-item>
            <text:list-item>
              <text:p text:style-name="P3">and prove it prevents use-after-free / use-after-realloc.</text:p>
            </text:list-item>
          </text:list>
        </text:list-item>
      </text:list>
      <text:p text:style-name="Text_20_body"><text:soft-page-break/>Why it matters: if you can guarantee temporal safety formally, then large codebases that can’t be rewritten become a lot safer.</text:p>
      <text:p text:style-name="Horizontal_20_Line"/>
      <text:h text:style-name="Heading_20_1" text:outline-level="1">3) Key terms explained like you’re a beginner</text:h>
      <text:list text:style-name="L3">
        <text:list-item>
          <text:p text:style-name="P4"><text:span text:style-name="Strong_20_Emphasis">Capability</text:span>: a pointer with extra, unforgeable metadata (bounds, permissions, and a tag). Imagine a regular pointer with a guard that checks “are you allowed?” before use.</text:p>
        </text:list-item>
        <text:list-item>
          <text:p text:style-name="P4"><text:span text:style-name="Strong_20_Emphasis">Temporal safety</text:span>: not letting code access memory outside the lifetime of the object (no using memory after free or after it’s reused).</text:p>
        </text:list-item>
        <text:list-item>
          <text:p text:style-name="P4"><text:span text:style-name="Strong_20_Emphasis">Use-After-Free (UAF)</text:span>: you free an object and later try to use the same pointer — risky because memory could be reused by something else.</text:p>
        </text:list-item>
        <text:list-item>
          <text:p text:style-name="P4"><text:span text:style-name="Strong_20_Emphasis">Pointer provenance</text:span>: the “history” of where a pointer came from — which allocation produced it. Provenance helps the compiler/runtime reason whether a pointer is legitimate for a specific object.</text:p>
        </text:list-item>
        <text:list-item>
          <text:p text:style-name="P4"><text:span text:style-name="Strong_20_Emphasis">Revocation</text:span>: a way to mark capabilities as invalid (you revoke them so old pointers stop working).</text:p>
        </text:list-item>
        <text:list-item>
          <text:p text:style-name="P4"><text:span text:style-name="Strong_20_Emphasis">Coq</text:span>: a tool/language for writing mathematical proofs. The paper uses Coq to <text:span text:style-name="Emphasis">prove</text:span> the safety properties of their model.</text:p>
        </text:list-item>
        <text:list-item>
          <text:p text:style-name="P4"><text:span text:style-name="Strong_20_Emphasis">CHERI C</text:span>: a flavor of C that uses CHERI capabilities for pointers.</text:p>
        </text:list-item>
      </text:list>
      <text:p text:style-name="Horizontal_20_Line"/>
      <text:h text:style-name="Heading_20_1" text:outline-level="1">4) What the paper’s contributions mean for you (in plain words)</text:h>
      <text:list text:style-name="L4">
        <text:list-item>
          <text:p text:style-name="P5">They propose a simpler pointer-tracking scheme (PNVI-CHERI) that makes it easier to decide if a pointer is valid.</text:p>
        </text:list-item>
        <text:list-item>
          <text:p text:style-name="P5">They define a memory model — a precise set of rules about what’s allowed — designed specifically for CHERI C and these revocation mechanisms.</text:p>
        </text:list-item>
        <text:list-item>
          <text:p text:style-name="P5">They show (formally) that under this model, temporal bugs like UAF and UAR are prevented.</text:p>
        </text:list-item>
        <text:list-item>
          <text:p text:style-name="P5">They built tools/tests and proved the properties inside Coq (this is heavier math/formal verification — not required to prototype, but gives confidence).</text:p>
        </text:list-item>
      </text:list>
      <text:p text:style-name="Horizontal_20_Line"/>
      <text:h text:style-name="Heading_20_1" text:outline-level="1"><text:soft-page-break/>5) How you can borrow ideas for your Chain-CIM / RelBit project</text:h>
      <text:p text:style-name="Text_20_body">You’re building a software/hardware co-design (Chain-CIM) with the idea of offloading batched memory operations to a GPU/worker. The CHERI paper’s core ideas map nicely to your 4-plane RelBit approach:</text:p>
      <text:list text:style-name="L5">
        <text:list-item>
          <text:p text:style-name="P6"><text:span text:style-name="Strong_20_Emphasis">Use the </text:span><text:span text:style-name="Strong_20_Emphasis"><text:span text:style-name="Source_20_Text">rel</text:span></text:span><text:span text:style-name="Strong_20_Emphasis"> plane as pointer tags / provenance</text:span>: store a small provenance tag (object ID or epoch) per-word. When a pointer (or pointer-like value) is stored in the <text:span text:style-name="Source_20_Text">v</text:span> plane, store its provenance in <text:span text:style-name="Source_20_Text">rel</text:span>.</text:p>
        </text:list-item>
        <text:list-item>
          <text:p text:style-name="P6"><text:span text:style-name="Strong_20_Emphasis">Use the </text:span><text:span text:style-name="Strong_20_Emphasis"><text:span text:style-name="Source_20_Text">st</text:span></text:span><text:span text:style-name="Strong_20_Emphasis"> plane for version/epoch or dirty markers</text:span>: increment a global epoch when you free/revoke an object. Store the epoch in object metadata. On dereference, compare the pointer’s epoch (from <text:span text:style-name="Source_20_Text">rel</text:span>) to the object's current epoch (from memory or metadata). If mismatch → use-after-free.</text:p>
        </text:list-item>
        <text:list-item>
          <text:p text:style-name="P6"><text:span text:style-name="Strong_20_Emphasis">Use </text:span><text:span text:style-name="Strong_20_Emphasis"><text:span text:style-name="Source_20_Text">inv</text:span></text:span><text:span text:style-name="Strong_20_Emphasis"> as an integrity check</text:span>: <text:span text:style-name="Source_20_Text">inv</text:span> = bitwise NOT of <text:span text:style-name="Source_20_Text">v</text:span> gives a simple way to detect single-bit corruption (helpful for noisy CIM hardware or fault injections). The paper cares about formally preventing bad states; inv helps detect memory corruption quickly at runtime.</text:p>
        </text:list-item>
        <text:list-item>
          <text:p text:style-name="P6"><text:span text:style-name="Strong_20_Emphasis">Implement revocation as a batched Chain-CIM operation</text:span>: When you free a lot of objects, enqueue revocation commands in your command ring. The worker (GPU/daemon) reads the ring and clears the <text:span text:style-name="Source_20_Text">rel</text:span> tags or bumps epochs in bulk — one worker invocation, many small invalidations. This is exactly the “ring + worker” idea you described.</text:p>
        </text:list-item>
      </text:list>
      <text:p text:style-name="Horizontal_20_Line"/>
      <text:h text:style-name="Heading_20_1" text:outline-level="1">6) A beginner-friendly revocation pattern you can code today</text:h>
      <text:p text:style-name="Text_20_body"><text:span text:style-name="Strong_20_Emphasis">High-level idea</text:span>: Each allocated object has an <text:span text:style-name="Source_20_Text">alloc_epoch</text:span> stored in separate metadata. Each pointer stores <text:span text:style-name="Source_20_Text">ptr_epoch</text:span> in the <text:span text:style-name="Source_20_Text">rel</text:span> plane when created. On dereference, check <text:span text:style-name="Source_20_Text">ptr_epoch == object.alloc_epoch</text:span>. When freeing, increment a per-object epoch or global epoch and enqueue a revocation for worker to clear or bump epochs.</text:p>
      <text:p text:style-name="Text_20_body">Simple C++ sketch (conceptual):</text:p>
      <text:p text:style-name="Preformatted_20_Text"><text:span text:style-name="Source_20_Text">// conceptual types</text:span></text:p>
      <text:p text:style-name="Preformatted_20_Text"><text:span text:style-name="Source_20_Text">struct ObjHeader { uint64_t alloc_epoch; size_t size; /* other meta */ };</text:span></text:p>
      <text:p text:style-name="Preformatted_20_Text"><text:span text:style-name="Source_20_Text">RelBitArray&lt;uint64_t&gt; data_planes; // contains v, inv, st, rel packed separately</text:span></text:p>
      <text:p text:style-name="Preformatted_20_Text"/>
      <text:p text:style-name="Preformatted_20_Text"><text:span text:style-name="Source_20_Text">// on allocation:</text:span></text:p>
      <text:p text:style-name="Preformatted_20_Text"><text:span text:style-name="Source_20_Text">ObjHeader* h = allocate_raw(header_size + payload_size);</text:span></text:p>
      <text:p text:style-name="Preformatted_20_Text"><text:span text:style-name="Source_20_Text">h-&gt;alloc_epoch = ++global_epoch; <text:s text:c="15"/>// or assign unique epoch</text:span></text:p>
      <text:p text:style-name="Preformatted_20_Text"><text:span text:style-name="Source_20_Text">// store pointer value in v; store epoch in rel when pointer is copied</text:span></text:p>
      <text:p text:style-name="Preformatted_20_Text"/>
      <text:p text:style-name="Preformatted_20_Text"><text:span text:style-name="Source_20_Text">// on pointer copy:</text:span></text:p>
      <text:p text:style-name="Preformatted_20_Text"><text:span text:style-name="Source_20_Text">void store_pointer(size_t lane_index, uint64_t pointer_value, uint64_t epoch) {</text:span></text:p>
      <text:p text:style-name="Preformatted_20_Text"><text:span text:style-name="Source_20_Text"><text:s text:c="4"/>data_planes.v[lane_index] = pointer_value;</text:span></text:p>
      <text:p text:style-name="Preformatted_20_Text"><text:span text:style-name="Source_20_Text"><text:s text:c="4"/>data_planes.rel[lane_index] = epoch;</text:span></text:p>
      <text:p text:style-name="Preformatted_20_Text"><text:soft-page-break/><text:span text:style-name="Source_20_Text"><text:s text:c="4"/>data_planes.inv[lane_index] = ~pointer_value;</text:span></text:p>
      <text:p text:style-name="Preformatted_20_Text"><text:span text:style-name="Source_20_Text"><text:s text:c="4"/>data_planes.st[lane_index] = ~0ul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on dereference:</text:span></text:p>
      <text:p text:style-name="Preformatted_20_Text"><text:span text:style-name="Source_20_Text">bool check_valid(size_t lane_index, ObjHeader* h) {</text:span></text:p>
      <text:p text:style-name="Preformatted_20_Text"><text:span text:style-name="Source_20_Text"><text:s text:c="4"/>return data_planes.rel[lane_index] == h-&gt;alloc_epoch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on free:</text:span></text:p>
      <text:p text:style-name="Preformatted_20_Text"><text:span text:style-name="Source_20_Text">void free_object(ObjHeader* h) {</text:span></text:p>
      <text:p text:style-name="Preformatted_20_Text"><text:span text:style-name="Source_20_Text"><text:s text:c="4"/>h-&gt;alloc_epoch = ++global_epoch; // old pointers now invalid</text:span></text:p>
      <text:p text:style-name="Preformatted_20_Text"><text:span text:style-name="Source_20_Text"><text:s text:c="4"/>// enqueue revocation: worker will zero relation tags or reset them</text:span></text:p>
      <text:p text:style-name="P1"><text:span text:style-name="Source_20_Text">}</text:span></text:p>
      <text:p text:style-name="Text_20_body">This is the core idea behind <text:span text:style-name="Strong_20_Emphasis">revocation</text:span> and <text:span text:style-name="Strong_20_Emphasis">provenance</text:span> in simpler terms.</text:p>
      <text:p text:style-name="Horizontal_20_Line"/>
      <text:h text:style-name="Heading_20_1" text:outline-level="1">7) How to combine this with your Chain-CIM ring + worker model</text:h>
      <text:list text:style-name="L6">
        <text:list-item>
          <text:p text:style-name="P7">When freeing many objects, do <text:span text:style-name="Strong_20_Emphasis">not</text:span> perform thousands of small writes on CPU. Instead:</text:p>
          <text:list>
            <text:list-item>
              <text:p text:style-name="P7">Push revocation commands (object IDs or lane ranges) into a lock-free command ring in memory.</text:p>
            </text:list-item>
            <text:list-item>
              <text:p text:style-name="P7">Single wake/doorbell to GPU/worker.</text:p>
            </text:list-item>
            <text:list-item>
              <text:p text:style-name="P7">Worker reads ring and performs batched updates: bump epochs, clear <text:span text:style-name="Source_20_Text">rel</text:span> tags, or clear pointers in <text:span text:style-name="Source_20_Text">v</text:span>/<text:span text:style-name="Source_20_Text">inv</text:span> for a whole block.</text:p>
            </text:list-item>
          </text:list>
        </text:list-item>
        <text:list-item>
          <text:p text:style-name="P7">Because the worker operates on the device’s memory (or uses DMA), you avoid many syscall/context switches and reduce CPU load — the paper’s revocation mechanisms motivated similar offload designs, except CHERI does it in hardware.</text:p>
        </text:list-item>
      </text:list>
      <text:p text:style-name="Horizontal_20_Line"/>
      <text:h text:style-name="Heading_20_1" text:outline-level="1">8) Simple experiments you can run now (practical)</text:h>
      <text:list text:style-name="L7">
        <text:list-item>
          <text:p text:style-name="P8"><text:span text:style-name="Strong_20_Emphasis">Local prototype</text:span>: implement epoch+rel tag check in the C++ RelBit prototype you already have. Simulate allocation/free and test detection of use-after-free.</text:p>
        </text:list-item>
        <text:list-item>
          <text:p text:style-name="P8"><text:span text:style-name="Strong_20_Emphasis">Fault injection</text:span>: flip bits in <text:span text:style-name="Source_20_Text">v</text:span> but not <text:span text:style-name="Source_20_Text">inv</text:span> and show <text:span text:style-name="Source_20_Text">inv</text:span> mismatch detection.</text:p>
        </text:list-item>
        <text:list-item>
          <text:p text:style-name="P8"><text:span text:style-name="Strong_20_Emphasis">Revocation ring</text:span>: implement a memory ring (array) of revocation commands and a worker thread that polls it and applies epoch bumps or clears <text:span text:style-name="Source_20_Text">rel</text:span> tags in bulk. Measure CPU time vs naive approach.</text:p>
        </text:list-item>
        <text:list-item>
          <text:p text:style-name="P8"><text:span text:style-name="Strong_20_Emphasis">GPU prototype</text:span>: port the batched revocation to CUDA/OpenCL: have the worker kernel apply zeroing/epoch bumps to large arrays and measure throughput.</text:p>
        </text:list-item>
      </text:list>
      <text:p text:style-name="Horizontal_20_Line"><text:soft-page-break/></text:p>
      <text:h text:style-name="Heading_20_1" text:outline-level="1">9) Learning path &amp; resources (short list)</text:h>
      <text:list text:style-name="L8">
        <text:list-item>
          <text:p text:style-name="P9">Read a gentle CHERI overview (search “CHERI capabilities overview”) — gives the big picture of capabilities and tags.</text:p>
        </text:list-item>
        <text:list-item>
          <text:p text:style-name="P9">Learn about <text:span text:style-name="Strong_20_Emphasis">use-after-free</text:span> and <text:span text:style-name="Strong_20_Emphasis">memory safety</text:span> (tutorials on buffer overflows and UAF).</text:p>
        </text:list-item>
        <text:list-item>
          <text:p text:style-name="P9">Implement small experiments in C++ using the RelBit prototype you already have.</text:p>
        </text:list-item>
        <text:list-item>
          <text:p text:style-name="P9">When comfortable, study the CHERI paper more deeply and look at simple examples of capability revocation in CHERI docs.</text:p>
        </text:list-item>
      </text:list>
      <text:p text:style-name="Horizontal_20_Line"/>
      <text:h text:style-name="Heading_20_1" text:outline-level="1">10) Final practical checklist (start now)</text:h>
      <text:list text:style-name="L9">
        <text:list-item>
          <text:p text:style-name="P10">Add <text:span text:style-name="Source_20_Text">rel</text:span> = epoch/tag to your RelBit lanes (you can reuse the <text:span text:style-name="Source_20_Text">rel</text:span> plane).</text:p>
        </text:list-item>
        <text:list-item>
          <text:p text:style-name="P10">Add <text:span text:style-name="Source_20_Text">alloc_epoch</text:span> metadata for each allocated object.</text:p>
        </text:list-item>
        <text:list-item>
          <text:p text:style-name="P10">On pointer store, write pointer into <text:span text:style-name="Source_20_Text">v</text:span> and <text:span text:style-name="Source_20_Text">epoch</text:span> into <text:span text:style-name="Source_20_Text">rel</text:span>.</text:p>
        </text:list-item>
        <text:list-item>
          <text:p text:style-name="P10">On pointer use, check <text:span text:style-name="Source_20_Text">rel</text:span> == object.epoch.</text:p>
        </text:list-item>
        <text:list-item>
          <text:p text:style-name="P10">Implement a simple lock-free ring and worker thread that does bulk revocation (clear tags or bump epochs).</text:p>
        </text:list-item>
        <text:list-item>
          <text:p text:style-name="P10">Benchmark CPU time for per-pointer revocation vs batched worker revocation (show the CPU saving).</text:p>
        </text:list-item>
        <text:list-item>
          <text:p text:style-name="P10">Add inv checks and run fault injection to demonstrate detection.</text:p>
        </text:list-item>
      </text:list>
      <text:p text:style-name="Horizontal_20_Line"/>
      <text:p text:style-name="Text_20_body">If you want, I can now:</text:p>
      <text:list text:style-name="L10">
        <text:list-item>
          <text:p text:style-name="P11">(A) produce a <text:span text:style-name="Strong_20_Emphasis">complete, runnable C++ example</text:span> that implements epoch-based provenance + a revocation ring + a worker thread (so you can run the use-after-free detection experiment end-to-end), <text:span text:style-name="Strong_20_Emphasis">or</text:span></text:p>
        </text:list-item>
        <text:list-item>
          <text:p text:style-name="P11">(B) produce a <text:span text:style-name="Strong_20_Emphasis">step-by-step notebook</text:span> (longer write-up) that walks you through the CHERI concepts with small code snippets and hands-on labs.</text:p>
        </text:list-item>
      </text:list>
      <text:p text:style-name="Text_20_body">Which do you want first? (A) runnable code, or (B) a deeper tutorial write-up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9:41:22.876651420</meta:creation-date>
    <dc:date>2025-11-29T19:42:54.891318483</dc:date>
    <meta:editing-duration>PT1M33S</meta:editing-duration>
    <meta:editing-cycles>1</meta:editing-cycles>
    <meta:document-statistic meta:table-count="0" meta:image-count="0" meta:object-count="0" meta:page-count="5" meta:paragraph-count="94" meta:word-count="1499" meta:character-count="9433" meta:non-whitespace-character-count="8025"/>
    <meta:generator>LibreOffice/24.2.7.2$Linux_X86_64 LibreOffice_project/420$Build-2</meta:generator>
  </office:meta>
</office:document-meta>
</file>